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Arial" svg:font-family="Arial, Arial" style:font-family-generic="swiss"/>
    <style:font-face style:name="Courier New" svg:font-family="'Courier New'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line-height="150%" fo:text-align="justify" style:justify-single-word="false"/>
      <style:text-properties fo:color="#000000" loext:opacity="100%" style:font-name="Verdana" fo:font-size="10pt" fo:language="ca" fo:country="ES" officeooo:paragraph-rsid="00085164" fo:background-color="transparent" style:font-name-asian="Arial1" style:font-size-asian="10pt" style:font-name-complex="Arial1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Verdana" fo:font-size="10pt" fo:language="ca" fo:country="ES" fo:background-color="transparent" style:font-name-asian="Arial1" style:font-size-asian="10pt" style:font-name-complex="Arial1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Verdana" fo:font-size="10pt" fo:language="ca" fo:country="ES" officeooo:paragraph-rsid="00085164" fo:background-color="transparent" style:font-name-asian="Arial1" style:font-size-asian="10pt" style:font-name-complex="Arial1" style:font-size-complex="10pt"/>
    </style:style>
    <style:style style:name="P6" style:family="paragraph" style:parent-style-name="Standard">
      <style:paragraph-properties fo:line-height="150%" fo:text-align="justify" style:justify-single-word="false"/>
      <style:text-properties fo:color="#7f0055" loext:opacity="100%" style:font-name="Courier New" fo:font-size="10pt" fo:language="ca" fo:country="ES" fo:font-weight="bold" fo:background-color="transparent" style:font-name-asian="Arial1" style:font-size-asian="10pt" style:font-weight-asian="bold" style:font-name-complex="Arial1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f1258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75d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style:font-size-asian="10pt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loext:opacity="100%" style:font-name="Courier New" fo:font-size="10pt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officeooo:rsid="001275de" officeooo:paragraph-rsid="001275de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style:font-size-asian="10pt"/>
    </style:style>
    <style:style style:name="T1" style:family="text">
      <style:text-properties officeooo:rsid="0006cca5"/>
    </style:style>
    <style:style style:name="T2" style:family="text">
      <style:text-properties officeooo:rsid="000f6e65"/>
    </style:style>
    <style:style style:name="T3" style:family="text">
      <style:text-properties fo:color="#000000" loext:opacity="100%" style:font-name="Courier New" fo:font-size="10pt" style:font-size-asian="10pt"/>
    </style:style>
    <style:style style:name="T4" style:family="text">
      <style:text-properties fo:color="#000000" loext:opacity="100%" style:font-name="Courier New" fo:font-size="10pt" officeooo:rsid="000f1258" style:font-size-asian="10pt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7f0055" loext:opacity="100%" style:font-name="Courier New" fo:font-size="10pt" fo:font-weight="bold" style:font-size-asian="10pt" style:font-weight-asian="bold"/>
    </style:style>
    <style:style style:name="T7" style:family="text">
      <style:text-properties fo:color="#7f0055" loext:opacity="100%" style:font-name="Courier New" fo:font-weight="bold" style:font-weight-asian="bold"/>
    </style:style>
    <style:style style:name="T8" style:family="text">
      <style:text-properties fo:color="#0000c0" loext:opacity="100%" style:font-name="Courier New" fo:font-size="10pt" officeooo:rsid="000f1258" style:font-size-asian="10pt"/>
    </style:style>
    <style:style style:name="T9" style:family="text">
      <style:text-properties fo:color="#0000c0" loext:opacity="100%" style:font-name="Courier New" fo:font-size="10pt" officeooo:rsid="0011571d" style:font-size-asian="10pt"/>
    </style:style>
    <style:style style:name="T10" style:family="text">
      <style:text-properties fo:color="#0000c0" loext:opacity="100%" style:font-name="Courier New" fo:font-size="10pt" fo:font-style="italic" fo:font-weight="bold" style:font-size-asian="10pt" style:font-style-asian="italic" style:font-weight-asian="bold"/>
    </style:style>
    <style:style style:name="T11" style:family="text">
      <style:text-properties fo:color="#2a00ff" loext:opacity="100%" style:font-name="Courier New" fo:font-size="10pt" style:font-size-asian="10pt"/>
    </style:style>
    <style:style style:name="T12" style:family="text">
      <style:text-properties fo:color="#2a00ff" loext:opacity="100%" style:font-name="Courier New" fo:font-size="10pt" officeooo:rsid="000f1258" style:font-size-asian="10pt"/>
    </style:style>
    <style:style style:name="T13" style:family="text">
      <style:text-properties fo:color="#6a3e3e" loext:opacity="100%" style:font-name="Courier New" fo:font-size="10pt" style:font-size-asian="10pt"/>
    </style:style>
    <style:style style:name="T14" style:family="text">
      <style:text-properties fo:color="#6a3e3e" loext:opacity="100%" style:font-name="Courier New" fo:font-size="10pt" officeooo:rsid="000f1258" style:font-size-asian="10pt"/>
    </style:style>
    <style:style style:name="T15" style:family="text">
      <style:text-properties style:font-name="Courier New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50d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Activitat 1.- </text:span><text:span text:style-name="Strong_20_Emphasis"><text:span text:style-name="T16">Es disposa de la següent jerarquía de classes:</text:span></text:span></text:p>
      <text:p text:style-name="P5"><text:span text:style-name="T7">public</text:span><text:span text:style-name="T15"> </text:span><text:span text:style-name="T7">class</text:span><text:span text:style-name="T15"> Abuelo {</text:span></text:p>
      <text:p text:style-name="P10"/>
      <text:p text:style-name="P7"><text:span text:style-name="T3"><text:tab/></text:span><text:span text:style-name="T4">private </text:span><text:span text:style-name="T3">String </text:span><text:span text:style-name="T8">name</text:span><text:span text:style-name="T3">;</text:span></text:p>
      <text:p text:style-name="P12"><text:tab/></text:p>
      <text:p text:style-name="P7"><text:span text:style-name="T3"><text:tab/></text:span><text:span text:style-name="T6">public</text:span><text:span text:style-name="T3"> Abuelo() {</text:span></text:p>
      <text:p text:style-name="P7"><text:span text:style-name="T3"><text:tab/><text:tab/></text:span><text:span text:style-name="T4">this.</text:span><text:span text:style-name="T8">name</text:span><text:span text:style-name="T3"> = </text:span><text:span text:style-name="T11">"Sin nombre"</text:span><text:span text:style-name="T3">;</text:span></text:p>
      <text:p text:style-name="P11"><text:tab/>}</text:p>
      <text:p text:style-name="P11"><text:tab/></text:p>
      <text:p text:style-name="P7"><text:span text:style-name="T3"><text:tab/></text:span><text:span text:style-name="T6">public</text:span><text:span text:style-name="T3"> Abuelo(String </text:span><text:span text:style-name="T14">name</text:span><text:span text:style-name="T3">) {</text:span></text:p>
      <text:p text:style-name="P7"><text:span text:style-name="T3"><text:tab/><text:tab/></text:span><text:span text:style-name="T6">this</text:span><text:span text:style-name="T3">.</text:span><text:span text:style-name="T8">name</text:span><text:span text:style-name="T3"> = </text:span><text:span text:style-name="T14">name</text:span><text:span text:style-name="T3">;</text:span></text:p>
      <text:p text:style-name="P11"><text:tab/>}</text:p>
      <text:p text:style-name="P11"><text:tab/></text:p>
      <text:p text:style-name="P7"><text:span text:style-name="T3"><text:tab/></text:span><text:span text:style-name="T6">public</text:span><text:span text:style-name="T3"> String toString() {</text:span></text:p>
      <text:p text:style-name="P7"><text:span text:style-name="T3"><text:tab/><text:tab/></text:span><text:span text:style-name="T6">return</text:span><text:span text:style-name="T3"> </text:span><text:span text:style-name="T11">"</text:span><text:span text:style-name="T12">name</text:span><text:span text:style-name="T11">: "</text:span><text:span text:style-name="T3"> + </text:span><text:span text:style-name="T8">name</text:span><text:span text:style-name="T3">;</text:span></text:p>
      <text:p text:style-name="P11"><text:tab/>}</text:p>
      <text:p text:style-name="P11">}</text:p>
      <text:p text:style-name="P3"/>
      <text:p text:style-name="P5"><text:span text:style-name="T7">public</text:span><text:span text:style-name="T15"> </text:span><text:span text:style-name="T7">class</text:span><text:span text:style-name="T15"> Padre </text:span><text:span text:style-name="T7">extends</text:span><text:span text:style-name="T15"> Abuelo {</text:span></text:p>
      <text:p text:style-name="P10"/>
      <text:p text:style-name="P7"><text:span text:style-name="T3"><text:tab/></text:span><text:span text:style-name="T6">public</text:span><text:span text:style-name="T3"> Padre() {</text:span></text:p>
      <text:p text:style-name="P11"><text:tab/><text:tab/></text:p>
      <text:p text:style-name="P11"><text:tab/>}</text:p>
      <text:p text:style-name="P10"/>
      <text:p text:style-name="P7"><text:span text:style-name="T3"><text:tab/></text:span><text:span text:style-name="T6">public</text:span><text:span text:style-name="T3"> Padre(String </text:span><text:span text:style-name="T14">name</text:span><text:span text:style-name="T3">) {</text:span></text:p>
      <text:p text:style-name="P7"><text:span text:style-name="T3"><text:tab/><text:tab/></text:span><text:span text:style-name="T6">super</text:span><text:span text:style-name="T3">(</text:span><text:span text:style-name="T14">name</text:span><text:span text:style-name="T3">);</text:span></text:p>
      <text:p text:style-name="P11"><text:tab/>}</text:p>
      <text:p text:style-name="P11"><text:tab/></text:p>
      <text:p text:style-name="P7"><text:span text:style-name="T3"><text:tab/></text:span><text:span text:style-name="T6">public</text:span><text:span text:style-name="T3"> String toString(</text:span><text:span text:style-name="T6">int</text:span><text:span text:style-name="T3"> </text:span><text:span text:style-name="T13">i</text:span><text:span text:style-name="T3">) {</text:span></text:p>
      <text:p text:style-name="P7"><text:span text:style-name="T3"><text:tab/><text:tab/></text:span><text:span text:style-name="T6">return</text:span><text:span text:style-name="T3"> </text:span><text:span text:style-name="T11">"padre"</text:span><text:span text:style-name="T3"> + </text:span><text:span text:style-name="T6">super</text:span><text:span text:style-name="T3">.toString();</text:span></text:p>
      <text:p text:style-name="P11"><text:tab/>}</text:p>
      <text:p text:style-name="P10"/>
      <text:p text:style-name="P11"><text:tab/></text:p>
      <text:p text:style-name="P11">}</text:p>
      <text:p text:style-name="P3"/>
      <text:p text:style-name="P5"><text:span text:style-name="T7">public</text:span><text:span text:style-name="T15"> </text:span><text:span text:style-name="T7">class</text:span><text:span text:style-name="T15"> Hijo </text:span><text:span text:style-name="T7">extends</text:span><text:span text:style-name="T15"> Padre{</text:span></text:p>
      <text:p text:style-name="P10"/>
      <text:p text:style-name="P7"><text:span text:style-name="T3"><text:tab/></text:span><text:span text:style-name="T6">private</text:span><text:span text:style-name="T3"> </text:span><text:span text:style-name="T6">int</text:span><text:span text:style-name="T3"> </text:span><text:span text:style-name="T9">edad</text:span><text:span text:style-name="T3">;</text:span></text:p>
      <text:p text:style-name="P11"><text:tab/></text:p>
      <text:p text:style-name="P8"><text:span text:style-name="T3"><text:tab/></text:span><text:span text:style-name="T6">public</text:span><text:span text:style-name="T3"> Hijo (</text:span><text:span text:style-name="T6">int</text:span><text:span text:style-name="T3"> </text:span><text:span text:style-name="T9">edad</text:span><text:span text:style-name="T3">) {</text:span></text:p>
      <text:p text:style-name="P8"><text:span text:style-name="T3"><text:tab/><text:tab/></text:span><text:span text:style-name="T6">this</text:span><text:span text:style-name="T3">.</text:span><text:span text:style-name="T9">edad</text:span><text:span text:style-name="T3"> = </text:span><text:span text:style-name="T9">edad</text:span><text:span text:style-name="T3">;</text:span></text:p>
      <text:p text:style-name="P11"><text:tab/>}</text:p>
      <text:p text:style-name="P11"><text:tab/></text:p>
      <text:p text:style-name="P7"><text:span text:style-name="T3"><text:tab/></text:span><text:span text:style-name="T6">public</text:span><text:span text:style-name="T3"> String toString() {</text:span></text:p>
      <text:p text:style-name="P8"><text:span text:style-name="T3"><text:tab/><text:tab/></text:span><text:span text:style-name="T6">return</text:span><text:span text:style-name="T3"> </text:span><text:span text:style-name="T6">super</text:span><text:span text:style-name="T3">.toString() + </text:span><text:span text:style-name="T11">",</text:span><text:span text:style-name="T9">edad</text:span><text:span text:style-name="T11">:"</text:span><text:span text:style-name="T3"> + </text:span><text:span text:style-name="T9">edad</text:span><text:span text:style-name="T3">;</text:span></text:p>
      <text:p text:style-name="P11"><text:tab/>}</text:p>
      <text:p text:style-name="P11">}</text:p>
      <text:p text:style-name="P3"><text:span text:style-name="Strong_20_Emphasis"><text:span text:style-name="T5">Indica el resultat del següent programa o, en cas de que siga incorrecte, explica quin és l'error:</text:span></text:span></text:p>
      <text:p text:style-name="P6"/>
      <text:p text:style-name="P6"/>
      <text:p text:style-name="P6"/>
      <text:p text:style-name="P4"><text:soft-page-break/><text:span text:style-name="T7">public</text:span><text:span text:style-name="T15"> </text:span><text:span text:style-name="T7">class</text:span><text:span text:style-name="T15"> Herencia {</text:span></text:p>
      <text:p text:style-name="P10"/>
      <text:p text:style-name="P7"><text:span text:style-name="T3"><text:tab/></text:span><text:span text:style-name="T6">public</text:span><text:span text:style-name="T3"> </text:span><text:span text:style-name="T6">static</text:span><text:span text:style-name="T3"> </text:span><text:span text:style-name="T6">void</text:span><text:span text:style-name="T3"> main(String[] </text:span><text:span text:style-name="T13">args</text:span><text:span text:style-name="T3">) {</text:span></text:p>
      <text:p text:style-name="P11"><text:tab/><text:tab/></text:p>
      <text:p text:style-name="P7"><text:span text:style-name="T3"><text:tab/><text:tab/>Hijo </text:span><text:span text:style-name="T13">h</text:span><text:span text:style-name="T3"> = </text:span><text:span text:style-name="T6">new</text:span><text:span text:style-name="T3"> Hijo(1);</text:span></text:p>
      <text:p text:style-name="P7"><text:span text:style-name="T3"><text:tab/><text:tab/>Padre </text:span><text:span text:style-name="T13">p</text:span><text:span text:style-name="T3"> = </text:span><text:span text:style-name="T6">new</text:span><text:span text:style-name="T3"> Padre(</text:span><text:span text:style-name="T11">"padre"</text:span><text:span text:style-name="T3">);</text:span></text:p>
      <text:p text:style-name="P7"><text:span text:style-name="T3"><text:tab/><text:tab/>Abuelo </text:span><text:span text:style-name="T13">a1</text:span><text:span text:style-name="T3"> = </text:span><text:span text:style-name="T6">new</text:span><text:span text:style-name="T3"> Abuelo(</text:span><text:span text:style-name="T11">"abuelo"</text:span><text:span text:style-name="T3">);</text:span></text:p>
      <text:p text:style-name="P11"/>
      <text:p text:style-name="P11"><text:tab/><text:tab/><text:tab/></text:p>
      <text:p text:style-name="P7"><text:span text:style-name="T3"><text:tab/><text:tab/>Abuelo </text:span><text:span text:style-name="T13">a2</text:span><text:span text:style-name="T3"> = </text:span><text:span text:style-name="T6">new</text:span><text:span text:style-name="T3"> Hijo(2);</text:span></text:p>
      <text:p text:style-name="P11"><text:tab/><text:tab/></text:p>
      <text:p text:style-name="P13">((Hijo)a2)</text:p>
      <text:p text:style-name="P11"/>
      <text:p text:style-name="P7"><text:span text:style-name="T3"><text:tab/><text:tab/>System.</text:span><text:span text:style-name="T10">out</text:span><text:span text:style-name="T3">.println(</text:span><text:span text:style-name="T11">"h:"</text:span><text:span text:style-name="T3"> + </text:span><text:span text:style-name="T13">h</text:span><text:span text:style-name="T3">); </text:span></text:p>
      <text:p text:style-name="P7"><text:span text:style-name="T3"><text:tab/><text:tab/>System.</text:span><text:span text:style-name="T10">out</text:span><text:span text:style-name="T3">.println(</text:span><text:span text:style-name="T11">"p:"</text:span><text:span text:style-name="T3"> + </text:span><text:span text:style-name="T13">p</text:span><text:span text:style-name="T3">); </text:span></text:p>
      <text:p text:style-name="P7"><text:span text:style-name="T3"><text:tab/><text:tab/>System.</text:span><text:span text:style-name="T10">out</text:span><text:span text:style-name="T3">.println(</text:span><text:span text:style-name="T11">"a1:"</text:span><text:span text:style-name="T3"> + </text:span><text:span text:style-name="T13">a1</text:span><text:span text:style-name="T3">); </text:span></text:p>
      <text:p text:style-name="P9"><text:span text:style-name="T3"><text:tab/><text:tab/>System.</text:span><text:span text:style-name="T10">out</text:span><text:span text:style-name="T3">.println(</text:span><text:span text:style-name="T11">"a2:"</text:span><text:span text:style-name="T3"> + </text:span><text:span text:style-name="T13">a2</text:span><text:span text:style-name="T3">); </text:span></text:p>
      <text:p text:style-name="P9"><text:span text:style-name="T3"><text:tab/><text:tab/>System.</text:span><text:span text:style-name="T10">out</text:span><text:span text:style-name="T3">.println(</text:span><text:span text:style-name="T11">"h:"</text:span><text:span text:style-name="T3"> + (Abuelo)</text:span><text:span text:style-name="T13">h</text:span><text:span text:style-name="T3">); </text:span></text:p>
      <text:p text:style-name="P11"><text:tab/>}</text:p>
      <text:p text:style-name="P1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Arial" svg:font-family="Arial, Arial" style:font-family-generic="swiss"/>
    <style:font-face style:name="Courier New" svg:font-family="'Courier New'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" fo:font-family="Arial, Arial" style:font-family-generic="swiss" fo:font-size="12pt" style:font-name-asian="Arial" style:font-family-asian="Arial, Arial" style:font-family-generic-asian="swiss" style:font-size-asian="12pt" style:font-name-complex="Arial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Heading" style:family="paragraph" style:parent-style-name="Standard" style:class="text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T1" style:family="text">
      <style:text-properties officeooo:rsid="0006cca5"/>
    </style:style>
    <style:style style:name="MT2" style:family="text">
      <style:text-properties officeooo:rsid="000f6e65"/>
    </style:style>
    <style:style style:name="MT3" style:family="text">
      <style:text-properties officeooo:rsid="00150d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r DA<text:span text:style-name="MT1">W</text:span> – Programació<text:tab/><text:tab/><text:span text:style-name="MT2">UD </text:span><text:span text:style-name="MT3">7</text:span><text:span text:style-name="MT2">.</text:span><text:span text:style-name="MT3">1</text:span><text:span text:style-name="MT2"> Herència</text:span></text:p>
      </style:header>
      <style:footer>
        <text:p text:style-name="MP2"><text:page-number text:select-page="current">2</text:page-number><text:tab/><text:tab/>IES <text:span text:style-name="MT1">María Enríquez</text:span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erminia Sanchez</meta:initial-creator>
    <meta:creation-date>2010-03-26T10:56:00</meta:creation-date>
    <dc:date>2022-02-07T10:32:55.414000000</dc:date>
    <meta:editing-duration>PT13H36M44S</meta:editing-duration>
    <meta:editing-cycles>86</meta:editing-cycles>
    <meta:generator>LibreOffice/7.1.5.2$Windows_X86_64 LibreOffice_project/85f04e9f809797b8199d13c421bd8a2b025d52b5</meta:generator>
    <dc:title>Untitled</dc:title>
    <meta:document-statistic meta:table-count="0" meta:image-count="0" meta:object-count="0" meta:page-count="2" meta:paragraph-count="60" meta:word-count="175" meta:character-count="1129" meta:non-whitespace-character-count="927"/>
  </office:meta>
</office:document-meta>
</file>